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9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552.5" calcext:value-type="currency" table:number-columns-spanned="2" table:number-rows-spanned="2">
            <text:p>$552.5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0-01" calcext:value-type="date">
            <text:p>10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9-01" calcext:value-type="date">
            <text:p>09/01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9-04" calcext:value-type="date">
            <text:p>09/04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1 Hour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9/06-09/08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9-11" calcext:value-type="date">
            <text:p>09/11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1 Hour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9/13-09/1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9-18" calcext:value-type="date">
            <text:p>09/18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1 Hour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9/20-09/22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9-25" calcext:value-type="date">
            <text:p>09/25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1 Hour</text:p>
          </table:table-cell>
          <table:covered-table-cell table:number-columns-repeated="4" table:style-name="ce28"/>
          <table:table-cell table:style-name="ce50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9/27-09/29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552.5" calcext:value-type="currency">
            <text:p>$55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552.5" calcext:value-type="currency">
            <text:p>$55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9-21T16:01:43.727676759</dc:date>
    <meta:editing-duration>PT3H43M37S</meta:editing-duration>
    <meta:editing-cycles>55</meta:editing-cycles>
    <meta:generator>LibreOffice/7.4.7.2$Linux_AARCH64 LibreOffice_project/40$Build-2</meta:generator>
    <meta:document-statistic meta:table-count="1" meta:cell-count="74" meta:object-count="1"/>
  </office:meta>
</office:document-meta>
</file>